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language="en" fo:country="US" fo:font-weight="bold" officeooo:rsid="00204ba8" officeooo:paragraph-rsid="00204ba8" style:font-weight-asian="bold" style:font-weight-complex="bold"/>
    </style:style>
    <style:style style:name="P4" style:family="paragraph" style:parent-style-name="Standard">
      <style:text-properties fo:language="en" fo:country="US" officeooo:rsid="00204ba8" officeooo:paragraph-rsid="00204ba8"/>
    </style:style>
    <style:style style:name="P5" style:family="paragraph" style:parent-style-name="Standard">
      <style:text-properties fo:language="en" fo:country="US" officeooo:rsid="00204ba8" officeooo:paragraph-rsid="00204ba8"/>
    </style:style>
    <style:style style:name="P6" style:family="paragraph" style:parent-style-name="Standard">
      <style:text-properties fo:language="en" fo:country="US" officeooo:rsid="00204ba8" officeooo:paragraph-rsid="002767be"/>
    </style:style>
    <style:style style:name="P7" style:family="paragraph" style:parent-style-name="Standard">
      <style:text-properties fo:language="en" fo:country="US" fo:font-weight="bold" officeooo:rsid="00204ba8" officeooo:paragraph-rsid="00204ba8" style:font-weight-asian="bold" style:font-weight-complex="bold"/>
    </style:style>
    <style:style style:name="P8" style:family="paragraph" style:parent-style-name="Standard">
      <style:text-properties fo:language="en" fo:country="US" fo:font-weight="bold" officeooo:rsid="002c3435" officeooo:paragraph-rsid="002c3435" style:font-weight-asian="bold" style:font-weight-complex="bold"/>
    </style:style>
    <style:style style:name="P9" style:family="paragraph" style:parent-style-name="Standard">
      <style:text-properties fo:language="en" fo:country="US" fo:font-weight="bold" officeooo:rsid="002767be" officeooo:paragraph-rsid="002767be" style:font-weight-asian="bold" style:font-weight-complex="bold"/>
    </style:style>
    <style:style style:name="P10" style:family="paragraph" style:parent-style-name="Standard">
      <style:text-properties fo:language="en" fo:country="US" fo:font-weight="bold" officeooo:rsid="00303316" officeooo:paragraph-rsid="00303316" style:font-weight-asian="bold" style:font-weight-complex="bold"/>
    </style:style>
    <style:style style:name="P11" style:family="paragraph" style:parent-style-name="Standard">
      <style:text-properties fo:language="en" fo:country="US" fo:font-weight="bold" officeooo:rsid="002bbb52" officeooo:paragraph-rsid="002bbb52" style:font-weight-asian="bold" style:font-weight-complex="bold"/>
    </style:style>
    <style:style style:name="P12" style:family="paragraph" style:parent-style-name="Standard">
      <style:text-properties fo:language="en" fo:country="US" officeooo:rsid="002767be" officeooo:paragraph-rsid="002767be"/>
    </style:style>
    <style:style style:name="P13" style:family="paragraph" style:parent-style-name="Standard">
      <style:text-properties fo:language="en" fo:country="US" officeooo:rsid="002767be" officeooo:paragraph-rsid="00281d25"/>
    </style:style>
    <style:style style:name="P14" style:family="paragraph" style:parent-style-name="Standard">
      <style:text-properties fo:language="en" fo:country="US" officeooo:rsid="002767be" officeooo:paragraph-rsid="002d27f3"/>
    </style:style>
    <style:style style:name="P15" style:family="paragraph" style:parent-style-name="Standard">
      <style:text-properties fo:language="en" fo:country="US" officeooo:rsid="002bbb52" officeooo:paragraph-rsid="002767be"/>
    </style:style>
    <style:style style:name="P16" style:family="paragraph" style:parent-style-name="Standard">
      <style:text-properties fo:language="en" fo:country="US" officeooo:rsid="002bbb52" officeooo:paragraph-rsid="002bbb52"/>
    </style:style>
    <style:style style:name="P17" style:family="paragraph" style:parent-style-name="Standard">
      <style:text-properties fo:language="en" fo:country="US" officeooo:rsid="002c3435" officeooo:paragraph-rsid="002c3435"/>
    </style:style>
    <style:style style:name="P18" style:family="paragraph" style:parent-style-name="Standard">
      <style:text-properties fo:language="en" fo:country="US" officeooo:rsid="002d27f3" officeooo:paragraph-rsid="002d27f3"/>
    </style:style>
    <style:style style:name="P19" style:family="paragraph" style:parent-style-name="Standard">
      <style:text-properties fo:language="en" fo:country="US" fo:font-weight="normal" officeooo:rsid="002d27f3" officeooo:paragraph-rsid="002d27f3" style:font-weight-asian="normal" style:font-weight-complex="normal"/>
    </style:style>
    <style:style style:name="P20" style:family="paragraph" style:parent-style-name="Standard">
      <style:text-properties fo:language="en" fo:country="US" officeooo:rsid="00303316" officeooo:paragraph-rsid="00303316"/>
    </style:style>
    <style:style style:name="P21" style:family="paragraph" style:parent-style-name="Standard">
      <style:text-properties style:text-line-through-style="none" style:text-line-through-type="none" fo:language="en" fo:country="US" officeooo:rsid="002767be" officeooo:paragraph-rsid="002767be"/>
    </style:style>
    <style:style style:name="P22" style:family="paragraph" style:parent-style-name="Standard">
      <style:text-properties style:text-line-through-style="none" style:text-line-through-type="none" fo:language="en" fo:country="US" officeooo:rsid="002bbb52" officeooo:paragraph-rsid="002bbb52"/>
    </style:style>
    <style:style style:name="T1" style:family="text">
      <style:text-properties fo:font-weight="bold" style:font-weight-asian="bold" style:font-weight-complex="bold"/>
    </style:style>
    <style:style style:name="T2" style:family="text">
      <style:text-properties fo:font-weight="bold" officeooo:rsid="002231c4" style:font-weight-asian="bold" style:font-weight-complex="bold"/>
    </style:style>
    <style:style style:name="T3" style:family="text">
      <style:text-properties fo:font-weight="bold" officeooo:rsid="00204ba8"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214b07"/>
    </style:style>
    <style:style style:name="T6" style:family="text">
      <style:text-properties officeooo:rsid="002231c4"/>
    </style:style>
    <style:style style:name="T7" style:family="text">
      <style:text-properties officeooo:rsid="00238731"/>
    </style:style>
    <style:style style:name="T8" style:family="text">
      <style:text-properties officeooo:rsid="0023e91d"/>
    </style:style>
    <style:style style:name="T9" style:family="text">
      <style:text-properties officeooo:rsid="00253aa3"/>
    </style:style>
    <style:style style:name="T10" style:family="text">
      <style:text-properties officeooo:rsid="00271f76"/>
    </style:style>
    <style:style style:name="T11" style:family="text">
      <style:text-properties officeooo:rsid="002767be"/>
    </style:style>
    <style:style style:name="T12" style:family="text">
      <style:text-properties style:text-line-through-style="none" style:text-line-through-type="none"/>
    </style:style>
    <style:style style:name="T13" style:family="text">
      <style:text-properties style:text-line-through-style="none" style:text-line-through-type="none" officeooo:rsid="00303316"/>
    </style:style>
    <style:style style:name="T14" style:family="text">
      <style:text-properties officeooo:rsid="002bbb52"/>
    </style:style>
    <style:style style:name="T15" style:family="text">
      <style:text-properties officeooo:rsid="002c3435"/>
    </style:style>
    <style:style style:name="T16" style:family="text">
      <style:text-properties officeooo:rsid="002d27f3"/>
    </style:style>
    <style:style style:name="T17" style:family="text">
      <style:text-properties officeooo:rsid="00204ba8"/>
    </style:style>
    <style:style style:name="T18" style:family="text">
      <style:text-properties officeooo:rsid="002eb0e1"/>
    </style:style>
    <style:style style:name="T19" style:family="text">
      <style:text-properties officeooo:rsid="00303316"/>
    </style:style>
    <style:style style:name="T20" style:family="text">
      <style:text-properties officeooo:rsid="00321f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 </text:span>1 Test Recommendation System</text:p>
      <text:p text:style-name="P1">You have created a recommendation system for movies in the data science</text:p>
      <text:p text:style-name="P1">course. Now you’re starting a new job at Netflix. They would like to test</text:p>
      <text:p text:style-name="P1">whether using your recommendation system causes people to watch more movies</text:p>
      <text:p text:style-name="P1">in 2 months. You are given the task of planning a study to find out. Describe</text:p>
      <text:p text:style-name="P1">the ethical considerations you take, how you design the study, what data you</text:p>
      <text:p text:style-name="P1">collect, and how you analyze this data.</text:p>
      <text:p text:style-name="P1"/>
      <text:p text:style-name="P3"><text:span text:style-name="T6">## </text:span>Ethical consideration:</text:p>
      <text:p text:style-name="P4">- If <text:s/>the recommendation system works should I encourage people to watch even more movies. Is it right to send people recommendation so that they will sit in front of the screen more time.</text:p>
      <text:p text:style-name="P4"/>
      <text:p text:style-name="P4">- Should I <text:span text:style-name="T10">send recommendations to the</text:span> kids, they are the group that should not be encouraged to spent more time in front of the screen. Kinds should <text:span text:style-name="T10">not get any recommendations</text:span>.</text:p>
      <text:p text:style-name="P4"/>
      <text:p text:style-name="P3"><text:span text:style-name="T6">## </text:span>Study design:</text:p>
      <text:p text:style-name="P4">I should have two <text:span text:style-name="T9">randomly chosen</text:span> groups.</text:p>
      <text:p text:style-name="P4"/>
      <text:p text:style-name="P4">- One who is using recommendation system</text:p>
      <text:p text:style-name="P4">- One which is not using it. <text:s/>(maybe system is not working and this is just random)</text:p>
      <text:p text:style-name="P4">These groups should not be too small. <text:span text:style-name="T7">I can</text:span> get the most power with a 50:50 split - equal numbers of people getting the <text:span text:style-name="T7">recommendation</text:span> and <text:span text:style-name="T7">without</text:span>. <text:span text:style-name="T8">They should be big enough to calculate variations in number of watched movies. </text:span></text:p>
      <text:p text:style-name="P4"/>
      <text:p text:style-name="P3"><text:span text:style-name="T6">## </text:span>Data:</text:p>
      <text:p text:style-name="P4">Record data about groups: number of movies they have watched last two months <text:span text:style-name="T5">per group</text:span>.</text:p>
      <text:p text:style-name="P4"/>
      <text:p text:style-name="P4"><text:span text:style-name="T2">## </text:span><text:span text:style-name="T1">Data analyze:</text:span></text:p>
      <text:p text:style-name="P4"><text:span text:style-name="T4">Per each group I should calculate the average of watched movies.</text:span><text:span text:style-name="T1"> </text:span></text:p>
      <text:p text:style-name="P4">Then visualize it by <text:span text:style-name="T5">histogram to distribution for one variable (films number). Then I can notice how data are distributed within particular groups. </text:span></text:p>
      <text:p text:style-name="P4"/>
      <text:p text:style-name="P3"><text:span text:style-name="T11"># </text:span>2 Study and Salary</text:p>
      <text:p text:style-name="P6">You want to find out how things have gone with the students who have previously studied at the Department of Informatics. You are particularly interested in what in the study is responsible for how much people earn during the first five years after graduation. Does the choice of subject, grades, level of education (bachelor’s or master’s degree) matter?</text:p>
      <text:p text:style-name="P6">In addition, you will know if this depends on factors that have nothing to do with the education, such as gender or personality traits. </text:p>
      <text:p text:style-name="P6"/>
      <text:p text:style-name="P6">To find out, the department has arranged an opportunity to send an email to all students who completed their studies during the last ten years. Make a questionnaire you want to send out, an analysis plan and discuss ethical considerations and possible problems you expect with the study.</text:p>
      <text:p text:style-name="P4"/>
      <text:p text:style-name="P4"/>
      <text:p text:style-name="P4"/>
      <text:p text:style-name="P4"/>
      <text:p text:style-name="P4"/>
      <text:p text:style-name="P4"/>
      <text:p text:style-name="P4"/>
      <text:p text:style-name="P4"/>
      <text:p text:style-name="P4"/>
      <text:p text:style-name="P3"><text:soft-page-break/><text:span text:style-name="T11">1.Graduation year:</text:span></text:p>
      <text:p text:style-name="P12">[<text:tab/><text:span text:style-name="T19">LIST</text:span><text:tab/>]</text:p>
      <text:p text:style-name="P12"/>
      <text:p text:style-name="P9">2. Education Level </text:p>
      <text:p text:style-name="P12"><text:span text:style-name="T19">[ ] </text:span>Master</text:p>
      <text:p text:style-name="P12"><text:span text:style-name="T19">[ ] </text:span>Bachelor</text:p>
      <text:p text:style-name="P12"/>
      <text:p text:style-name="P10">3. Gender</text:p>
      <text:p text:style-name="P20">[ ]Female</text:p>
      <text:p text:style-name="P20">[ ]Male</text:p>
      <text:p text:style-name="P20">[ ]Rather not to say</text:p>
      <text:p text:style-name="P20"/>
      <text:p text:style-name="P15"/>
      <text:p text:style-name="P11"><text:span text:style-name="T19">5.</text:span>Average Grade</text:p>
      <text:p text:style-name="P22"><text:span text:style-name="T19">[ ]</text:span> A </text:p>
      <text:p text:style-name="P22"><text:span text:style-name="T19">[ ]</text:span> B</text:p>
      <text:p text:style-name="P22"><text:span text:style-name="T19">[ ]</text:span> C</text:p>
      <text:p text:style-name="P22"><text:span text:style-name="T19">[ ]</text:span> D</text:p>
      <text:p text:style-name="P22"><text:span text:style-name="T19">[ ]</text:span> E</text:p>
      <text:p text:style-name="P22"/>
      <text:p text:style-name="P9"><text:span text:style-name="T19">**6</text:span>. Average salary during first 5 years of work**</text:p>
      <text:p text:style-name="P13"><text:span text:style-name="T19">[ ]</text:span> 0 <text:s text:c="4"/>- 399.000 NOK</text:p>
      <text:p text:style-name="P13"><text:span text:style-name="T13">[ ]</text:span><text:span text:style-name="T12">400 - 499.000 NOK</text:span></text:p>
      <text:p text:style-name="P13"><text:span text:style-name="T13">[ ]</text:span><text:span text:style-name="T12"> 500 - 599.000 NOK</text:span></text:p>
      <text:p text:style-name="P21"><text:span text:style-name="T19">[ ]</text:span> 600 - 699.000 NOK</text:p>
      <text:p text:style-name="P21"><text:span text:style-name="T19">[ ]</text:span> <text:s text:c="7"/>&gt;700.000 NOK</text:p>
      <text:p text:style-name="P12"/>
      <text:p text:style-name="P14"><text:span text:style-name="T20">**7. </text:span>Additional Courses Code** </text:p>
      <text:p text:style-name="P14"><text:span text:style-name="T15">-[</text:span><text:span text:style-name="T16">slide list</text:span><text:span text:style-name="T15">] </text:span></text:p>
      <text:p text:style-name="P14"><text:span text:style-name="T16">List with choices.</text:span></text:p>
      <text:p text:style-name="P18">Possible to delete, possible to see chosen codes with subject names.</text:p>
      <text:p text:style-name="P14"/>
      <text:p text:style-name="P8"><text:span text:style-name="T16">## </text:span>Ethical considerations:</text:p>
      <text:p text:style-name="P17">-Data will not contains personal information </text:p>
      <text:p text:style-name="P17">-Data will be deleted after research</text:p>
      <text:p text:style-name="P17">-Data er sensitive so have to be stored in safe way.</text:p>
      <text:p text:style-name="P17"/>
      <text:p text:style-name="P18"><text:span text:style-name="T2">## </text:span><text:span text:style-name="T3">Data analyze:</text:span></text:p>
      <text:p text:style-name="P19"><text:span text:style-name="T17">1. </text:span>Average grade bar plot</text:p>
      <text:p text:style-name="P19">2. Box plot of salary: <text:span text:style-name="T18">median, average, std. dev.</text:span></text:p>
      <text:p text:style-name="P19">3. Education level bar plot</text:p>
      <text:p text:style-name="P19">4.Histogram of salary</text:p>
      <text:p text:style-name="P19">5. Average grade bar plot</text:p>
      <text:p text:style-name="P19">7. Correlation plot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1T16:35:07.044317195</meta:creation-date>
    <meta:generator>LibreOffice/7.1.6.2$Linux_X86_64 LibreOffice_project/10$Build-2</meta:generator>
    <dc:date>2021-10-12T17:40:11.053588426</dc:date>
    <meta:editing-duration>PT1H32M46S</meta:editing-duration>
    <meta:editing-cycles>17</meta:editing-cycles>
    <meta:document-statistic meta:table-count="0" meta:image-count="0" meta:object-count="0" meta:page-count="2" meta:paragraph-count="60" meta:word-count="567" meta:character-count="3148" meta:non-whitespace-character-count="2618"/>
  </office:meta>
</office:document-meta>
</file>